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f0b5" officeooo:paragraph-rsid="0018f0b5"/>
    </style:style>
    <style:style style:name="P2" style:family="paragraph" style:parent-style-name="Standard">
      <style:text-properties officeooo:rsid="001a8ae9" officeooo:paragraph-rsid="001a8ae9"/>
    </style:style>
    <style:style style:name="P3" style:family="paragraph" style:parent-style-name="Standard">
      <style:text-properties officeooo:rsid="001bb1a3" officeooo:paragraph-rsid="001bb1a3"/>
    </style:style>
    <style:style style:name="P4" style:family="paragraph" style:parent-style-name="Standard">
      <style:text-properties officeooo:paragraph-rsid="001bb1a3"/>
    </style:style>
    <style:style style:name="T1" style:family="text">
      <style:text-properties officeooo:rsid="001bb1a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4"><text:span text:style-name="T1">I used DecimalField instead of FloatField because </text:span><text:a xlink:type="simple" xlink:href="https://docs.python.org/3/library/decimal.html#module-decimal" text:style-name="Internet_20_link" text:visited-style-name="Visited_20_Internet_20_Link">https://docs.python.org/3/library/decimal.html#module-decimal</text:a></text:p>
      <text:p text:style-name="P1"/>
      <text:p text:style-name="P3">=======================================================================</text:p>
      <text:p text:style-name="P1"/>
      <text:p text:style-name="P1">login info of testuser:</text:p>
      <text:p text:style-name="P1">m</text:p>
      <text:p text:style-name="P1">m@gmail.com</text:p>
      <text:p text:style-name="P1">testpassword</text:p>
      <text:p text:style-name="P1"/>
      <text:p text:style-name="P2">superuser:</text:p>
      <text:p text:style-name="P2"/>
      <text:p text:style-name="P2">admin</text:p>
      <text:p text:style-name="P2">admin@gmail.com</text:p>
      <text:p text:style-name="P2">testpasswor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9T15:30:31.996550204</meta:creation-date>
    <meta:generator>LibreOffice/6.0.7.3$Linux_X86_64 LibreOffice_project/00m0$Build-3</meta:generator>
    <dc:date>2019-06-09T16:05:47.185620688</dc:date>
    <meta:editing-duration>PT35M14S</meta:editing-duration>
    <meta:editing-cycles>3</meta:editing-cycles>
    <meta:document-statistic meta:table-count="0" meta:image-count="0" meta:object-count="0" meta:page-count="1" meta:paragraph-count="10" meta:word-count="20" meta:character-count="271" meta:non-whitespace-character-count="261"/>
  </office:meta>
</office:document-meta>
</file>